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eeeeee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0.922cm" svg:y="2.41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778cm" svg:x="11.43cm" svg:y="1.65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.558cm" svg:height="2.286cm" svg:x="2.412cm" svg:y="0.88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1.778cm" svg:x="2.921cm" svg:y="1.2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2.544cm" draw:transform="skewX (-7.20287516072164E-017) rotate (0.523598775598299) translate (4.026cm 5.461cm)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24cm" svg:height="2.121cm" draw:transform="rotate (1.0471975511966) translate (8.491cm 5.7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925cm" svg:height="0.962cm" svg:x="2.794cm" svg:y="5.715cm">
          <draw:text-box>
            <text:p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48:16.209255055</dc:date>
    <meta:editing-duration>P0D</meta:editing-duration>
    <meta:editing-cycles>1</meta:editing-cycles>
    <meta:generator>LibreOffice/4.2.8.2$Linux_X86_64 LibreOffice_project/420m0$Build-2</meta:generator>
    <meta:document-statistic meta:object-count="9"/>
  </office:meta>
</office:document-meta>
</file>